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automatic-styles>
    <style:style style:name="P1" style:family="paragraph" style:parent-style-name="Standard">
      <style:text-properties officeooo:rsid="001ff1e8" officeooo:paragraph-rsid="001ff1e8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5%" fo:orphans="1" fo:text-indent="0in" style:auto-text-indent="false" style:writing-mode="lr-tb"/>
      <style:text-properties loext:padding="0in" loext:border="none"/>
    </style:style>
    <style:style style:name="P3" style:family="paragraph" style:parent-style-name="Text_20_body">
      <style:paragraph-properties fo:margin-top="0in" fo:margin-bottom="0in" style:contextual-spacing="false" fo:orphans="1"/>
      <style:text-properties loext:padding="0in" loext:border="none"/>
    </style:style>
    <style:style style:name="P4" style:family="paragraph" style:parent-style-name="Text_20_body">
      <style:paragraph-properties fo:margin-top="0in" fo:margin-bottom="0in" style:contextual-spacing="false" fo:orphans="0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5%" fo:text-align="start" style:justify-single-word="false" fo:orphans="2" fo:widows="2" fo:text-indent="0in" style:auto-text-indent="false" style:writing-mode="lr-tb"/>
      <style:text-properties fo:font-variant="normal" fo:text-transform="none" fo:color="#000000" loext:opacity="100%" style:font-name="Roboto" fo:font-size="12pt" fo:letter-spacing="normal" fo:font-style="normal" fo:font-weight="normal" loext:padding="0in" loext:border="none"/>
    </style:style>
    <style:style style:name="P6" style:family="paragraph" style:parent-style-name="Text_20_body">
      <style:text-properties officeooo:rsid="001ff1e8" officeooo:paragraph-rsid="001ff1e8"/>
    </style:style>
    <style:style style:name="T1" style:family="text">
      <style:text-properties fo:font-size="40pt" style:font-size-asian="35pt" style:font-size-complex="40pt"/>
    </style:style>
    <style:style style:name="T2" style:family="text">
      <style:text-properties fo:font-size="36pt" style:font-size-asian="31.5pt" style:font-size-complex="36pt"/>
    </style:style>
    <style:style style:name="T3" style:family="text">
      <style:text-properties fo:font-size="36pt" officeooo:rsid="00200541" style:font-size-asian="31.5pt" style:font-size-complex="36pt"/>
    </style:style>
    <style:style style:name="T4" style:family="text">
      <style:text-properties fo:font-size="32pt" style:font-size-asian="28pt" style:font-size-complex="32pt"/>
    </style:style>
    <style:style style:name="T5" style:family="text">
      <style:text-properties fo:font-size="32pt" officeooo:rsid="00200541" style:font-size-asian="28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4">Технический приложение сайта;Онлайн магазин</text:span></text:p>
      <text:p text:style-name="P1"><text:span text:style-name="T4">Язык;Русский</text:span></text:p>
      <text:p text:style-name="P1"><text:span text:style-name="T4"/></text:p>
      <text:p text:style-name="P1"><text:span text:style-name="T4">Функциональность приложение;</text:span></text:p>
      <text:p text:style-name="P1"><text:span text:style-name="T4">Система поиска товаров на сайте. Поисковый функционал заключается в том, насколько просто покупателю найти на сайте те или иные товары.</text:span></text:p>
      <text:p text:style-name="P1"><text:span text:style-name="T4">Фильтры товаров по характеристикам. Рекомендовано включить возможность сортировать товары по разным критериям (название, дата, цена, товарные характеристики, бренд, категория).</text:span></text:p>
      <text:p text:style-name="P1"><text:span text:style-name="T4">Методы обратной связи. Одно из способов завоевать доверие </text:span><text:soft-page-break/><text:span text:style-name="T4">клиента - это наличие обратной связи с магазином. Довольно много людей любят обсудить покупку с живым человеком и задать вопрос консультанту вслух. Для этого была необходима возможность бесплатного звонка менеджерам магазина, или хотя бы консультации в средствах обмена мгновенными сообщениями.</text:span></text:p>
      <text:p text:style-name="P6"><text:span text:style-name="T4">Удобная карточка товара</text:span></text:p>
      <text:p text:style-name="P6"><text:span text:style-name="T4">Информационная рассылка</text:span></text:p>
      <text:p text:style-name="P6"><text:span text:style-name="T4">Система обновления товаров</text:span></text:p>
      <text:p text:style-name="P6"><text:span text:style-name="T5"/></text:p>
      <text:p text:style-name="P6"><text:span text:style-name="T5"><text:s text:c="20"/></text:span><text:span text:style-name="T3">Требование</text:span></text:p>
      <text:p text:style-name="P6"><text:span text:style-name="T3">Товары или продукты</text:span></text:p>
      <text:p text:style-name="P6"><text:span text:style-name="T3"/></text:p>
      <text:p text:style-name="P6"><text:soft-page-break/><text:span text:style-name="T3">В любом Интернет-магазине информация про товар должна включать:</text:span></text:p>
      <text:p text:style-name="P6"><text:span text:style-name="T3"/></text:p>
      <text:p text:style-name="P6"><text:span text:style-name="T3">Артикул;</text:span></text:p>
      <text:p text:style-name="P6"><text:span text:style-name="T3"/></text:p>
      <text:p text:style-name="P6"><text:span text:style-name="T3">Название;</text:span></text:p>
      <text:p text:style-name="P6"><text:span text:style-name="T3"/></text:p>
      <text:p text:style-name="P6"><text:span text:style-name="T3">Цену ( розничная, оптовая, или приходная цена, которая будет видима в админке магазина);</text:span></text:p>
      <text:p text:style-name="P6"><text:span text:style-name="T3"/></text:p>
      <text:p text:style-name="P6"><text:span text:style-name="T3">Краткое описание — оно нужно для показа небольшой </text:span><text:soft-page-break/><text:span text:style-name="T3">информации про товар в списке категорий;</text:span></text:p>
      <text:p text:style-name="P6"><text:span text:style-name="T3"/></text:p>
      <text:p text:style-name="P6"><text:span text:style-name="T3">Детальное описание — если клиент заинтересовался и захотел узнать больше на товар — он нажимает на него и может прочитать больше информации ( HTML – отформатированный текст, фото или даже видео);</text:span></text:p>
      <text:p text:style-name="P6"><text:span text:style-name="T3"/></text:p>
      <text:p text:style-name="P6"><text:span text:style-name="T3">Привязка товара к нужной категории;</text:span></text:p>
      <text:p text:style-name="P6"><text:soft-page-break/><text:span text:style-name="T3"/></text:p>
      <text:p text:style-name="P6"><text:span text:style-name="T3">Комбинации или свойства — это нужно, если вы продаете обувь или футболки, которые имеют свой размер и цвет и соответствующую цену;</text:span></text:p>
      <text:p text:style-name="P6"><text:span text:style-name="T3">Пользователи и группы</text:span></text:p>
      <text:p text:style-name="P6"><text:span text:style-name="T3"/></text:p>
      <text:p text:style-name="P6"><text:span text:style-name="T3">Любой магазин должен уметь работать с пользователями и группами.</text:span></text:p>
      <text:p text:style-name="P6"><text:span text:style-name="T3">Это возможность позволит вам фильтровать ваших покупателей.</text:span></text:p>
      <text:p text:style-name="P6"><text:soft-page-break/><text:span text:style-name="T3">Каждый пользователь должен хранить в Интернет-магазине следующую минимальную информацию:</text:span></text:p>
      <text:p text:style-name="P6"><text:span text:style-name="T3"/></text:p>
      <text:p text:style-name="P6"><text:span text:style-name="T3">емейл;</text:span></text:p>
      <text:p text:style-name="P6"><text:span text:style-name="T3"/></text:p>
      <text:p text:style-name="P6"><text:span text:style-name="T3">ФИО;</text:span></text:p>
      <text:p text:style-name="P6"><text:span text:style-name="T3"/></text:p>
      <text:p text:style-name="P6"><text:span text:style-name="T3">адрес доставки и оплаты + телефоны;</text:span></text:p>
      <text:p text:style-name="P6"><text:span text:style-name="T3"/></text:p>
      <text:p text:style-name="P6"><text:span text:style-name="T3">историю покупок ;</text:span></text:p>
      <text:p text:style-name="P6"><text:span text:style-name="T3"/></text:p>
      <text:p text:style-name="P6"><text:soft-page-break/><text:span text:style-name="T3">принадлежность к группе магазина.</text:span></text:p>
      <text:p text:style-name="P6"><text:span text:style-name="T3">Заказы</text:span></text:p>
      <text:p text:style-name="P6"><text:span text:style-name="T3"/></text:p>
      <text:p text:style-name="P6"><text:span text:style-name="T3">Раздел заказов должен вам контролировать и управлять состоянием сделанного заказ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0:00:16.600757671</meta:creation-date>
    <dc:date>2022-03-28T11:39:44.400883962</dc:date>
    <meta:editing-duration>PT10M19S</meta:editing-duration>
    <meta:editing-cycles>1</meta:editing-cycles>
    <meta:document-statistic meta:table-count="0" meta:image-count="0" meta:object-count="0" meta:page-count="7" meta:paragraph-count="30" meta:word-count="249" meta:character-count="1901" meta:non-whitespace-character-count="1656"/>
    <meta:generator>LibreOffice/7.2.5.2$Linux_X86_64 LibreOffice_project/20$Build-2</meta:generator>
  </office:meta>
</office:document-meta>
</file>